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dgets are relative to their parents</text:p>
      <text:p text:style-name="Standard"><text:tab/>Widgets have children widgets that are relative to them</text:p>
      <text:p text:style-name="Standard"><text:tab/>Replace the WidgetComponent with this?</text:p>
      <text:p text:style-name="Standard">Fold the guisprite construct into SpriteComponent</text:p>
      <text:p text:style-name="Standard"><text:tab/>Link the z coordinate on the components</text:p>
      <text:p text:style-name="Standard"><text:tab/>With SpriteComponent containing a GuiSprite object instead of pointer, you don't have to worry <text:tab/><text:tab/>about outside interference. Doesn't need to be locked.</text:p>
      <text:p text:style-name="Standard">Change GuiObject into a bounding box class, then put that as a variable inside the widgets instead of inheriting from it</text:p>
      <text:p text:style-name="Standard"><text:tab/>These can be linked through pointers</text:p>
      <text:p text:style-name="Standard"><text:tab/>Implement BoundingBoxObject class, which contains a BoundingBox object and functions to <text:tab/><text:tab/><text:tab/>manipulate it</text:p>
      <text:p text:style-name="Standard"><text:tab/><text:tab/>BoundingBox is private</text:p>
      <text:p text:style-name="Standard"><text:tab/>Link to the BoundingBoxObject for easy moving</text:p>
      <text:p text:style-name="Standard">Clean up “linking”.</text:p>
      <text:p text:style-name="Standard"><text:tab/>Somehow link these things implicitly</text:p>
      <text:p text:style-name="Standard"><text:tab/><text:tab/>Perhaps through poin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21:19:01.01</meta:creation-date>
    <meta:generator>OpenOffice.org/3.4.1$Win32 OpenOffice.org_project/341m1$Build-9593</meta:generator>
    <dc:date>2013-08-09T21:18:00.16</dc:date>
    <meta:editing-duration>P1DT20H41M45S</meta:editing-duration>
    <meta:editing-cycles>9</meta:editing-cycles>
    <meta:document-statistic meta:table-count="0" meta:image-count="0" meta:object-count="0" meta:page-count="1" meta:paragraph-count="14" meta:word-count="116" meta:character-count="787"/>
  </office:meta>
</office:document-meta>
</file>